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2" svg:font-family="'Fira Code Medium'" style:font-adornments="Normale" style:font-family-generic="modern" style:font-pitch="fixed"/>
    <style:font-face style:name="Fira Code Medium1" svg:font-family="'Fira Code Medium'" style:font-adornments="Normale" style:font-family-generic="modern" style:font-pitch="variable"/>
    <style:font-face style:name="Fira Code Medium3" svg:font-family="'Fira Code Medium'" style:font-family-generic="roman" style:font-pitch="variable"/>
    <style:font-face style:name="Fira Code Medium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2" draw:gradient-step-count="0" draw:textarea-horizontal-align="justify" draw:textarea-vertical-align="middle" draw:auto-grow-height="false" fo:min-height="5.51cm" fo:min-width="9.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2" draw:gradient-step-count="0"/>
      <style:paragraph-properties fo:text-align="center" style:writing-mode="lr-tb"/>
    </style:style>
    <style:style style:name="P2" style:family="paragraph">
      <style:text-properties fo:font-size="40pt" fo:font-weight="normal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text-outline="false" fo:font-size="40pt" fo:text-shadow="none" fo:font-weight="normal" style:font-size-asian="32pt" style:font-size-complex="32pt" style:font-relief="non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text-outline="false" fo:font-size="40pt" fo:language="en" fo:country="GB" fo:text-shadow="none" fo:font-weight="normal" style:font-size-asian="32pt" style:font-size-complex="32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-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0.24cm" svg:height="5.76cm" svg:x="0cm" svg:y="0cm" presentation:class="subtitle" presentation:user-transformed="true">
          <draw:text-box>
            <text:p text:style-name="P2"><text:span text:style-name="T1">Fifth</text:span></text:p>
            <text:p text:style-name="P2"><text:span text:style-name="T1">Generated</text:span></text:p>
            <text:p text:style-name="P2"><text:span text:style-name="T1">Tu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2" svg:font-family="'Fira Code Medium'" style:font-adornments="Normale" style:font-family-generic="modern" style:font-pitch="fixed"/>
    <style:font-face style:name="Fira Code Medium1" svg:font-family="'Fira Code Medium'" style:font-adornments="Normale" style:font-family-generic="modern" style:font-pitch="variable"/>
    <style:font-face style:name="Fira Code Medium3" svg:font-family="'Fira Code Medium'" style:font-family-generic="roman" style:font-pitch="variable"/>
    <style:font-face style:name="Fira Code Medium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bf00" draw:end-color="#ff8000" draw:start-intensity="100%" draw:end-intensity="100%" draw:angle="30deg" draw:border="0%"/>
    <draw:gradient draw:name="Gradient_20_2" draw:display-name="Gradient 2" draw:style="linear" draw:start-color="#158466" draw:end-color="#00a933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2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2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04-21T23:44:36.743000000</dc:date>
    <meta:editing-duration>PT11M32S</meta:editing-duration>
    <meta:editing-cycles>3</meta:editing-cycles>
    <meta:generator>LibreOffice/7.0.3.1$Windows_X86_64 LibreOffice_project/d7547858d014d4cf69878db179d326fc3483e082</meta:generator>
    <meta:document-statistic meta:object-count="25"/>
  </office:meta>
</office:document-meta>
</file>